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ira Mono Medium" svg:font-family="Fira Mono Medium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right="-0.5in"/>
      <style:text-properties style:font-name="Fira Mono Medium"/>
    </style:style>
    <style:style style:name="T2" style:parent-style-name="DefaultParagraphFont" style:family="text">
      <style:text-properties style:font-name="Fira Mono Medium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Fira Mono Medium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Fira Mono Medium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Textbody" style:family="paragraph">
      <style:text-properties style:font-name="Fira Mono Medium"/>
    </style:style>
    <style:style style:name="T6" style:parent-style-name="DefaultParagraphFont" style:family="text">
      <style:text-properties style:font-name="Fira Mono Medium" fo:font-size="14pt" style:font-size-asian="14pt" style:font-size-complex="14pt"/>
    </style:style>
    <style:style style:name="T7" style:parent-style-name="DefaultParagraphFont" style:family="text">
      <style:text-properties style:font-name="Fira Mono Medium" fo:font-size="13pt" style:font-size-asian="13pt" style:font-size-complex="13pt"/>
    </style:style>
    <style:style style:name="T8" style:parent-style-name="DefaultParagraphFont" style:family="text">
      <style:text-properties style:font-name="Fira Mono Medium" fo:font-size="13pt" style:font-size-asian="13pt" style:font-size-complex="13pt"/>
    </style:style>
    <style:style style:name="T9" style:parent-style-name="DefaultParagraphFont" style:family="text">
      <style:text-properties style:font-name="Fira Mono Medium" fo:font-size="13pt" style:font-size-asian="13pt" style:font-size-complex="13pt"/>
    </style:style>
    <style:style style:name="P10" style:parent-style-name="Textbody" style:family="paragraph">
      <style:text-properties style:font-name="Fira Mono Medium" fo:font-size="13pt" style:font-size-asian="13pt" style:font-size-complex="13pt"/>
    </style:style>
    <style:style style:name="P11" style:parent-style-name="Textbody" style:family="paragraph">
      <style:paragraph-properties fo:margin-right="0.25in"/>
      <style:text-properties style:font-name="Fira Mono Medium" fo:font-size="13pt" style:font-size-asian="13pt" style:font-size-complex="13pt"/>
    </style:style>
    <style:style style:name="T12" style:parent-style-name="DefaultParagraphFont" style:family="text">
      <style:text-properties style:font-name="Fira Mono Medium" fo:font-size="13pt" style:font-size-asian="13pt" style:font-size-complex="13pt"/>
    </style:style>
    <style:style style:name="T13" style:parent-style-name="DefaultParagraphFont" style:family="text">
      <style:text-properties style:font-name="Fira Mono Medium" fo:font-size="13pt" style:font-size-asian="13pt" style:font-size-complex="13pt"/>
    </style:style>
  </office:automatic-styles>
  <office:body>
    <office:text text:use-soft-page-breaks="true">
      <text:p text:style-name="P1"/>
      <text:p text:style-name="Title"><text:span text:style-name="T2">[ML’ 23]<text:s/></text:span><text:span text:style-name="T3">Polynomial</text:span><text:span text:style-name="T4"><text:s/>Regression Assignment</text:span></text:p>
      <text:p text:style-name="P5"/>
      <text:p text:style-name="Textbody"><text:span text:style-name="T6"><text:tab/></text:span><text:span text:style-name="T7">Name:<text:s/></text:span><text:span text:style-name="T8"><text:tab/></text:span><text:span text:style-name="T9"><text:tab/>Yusuf Nasser Saber</text:span></text:p>
      <text:p text:style-name="P10"><text:tab/>ID:<text:s/><text:tab/><text:tab/><text:tab/>20191700794</text:p>
      <text:p text:style-name="P11"><text:tab/>Department:<text:s/><text:tab/>Computer Science</text:p>
      <text:p text:style-name="Textbody"><text:span text:style-name="T12"><text:tab/>UMS Level:<text:s/></text:span><text:span text:style-name="T13"><text:tab/>3 (Junior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ira Mono Medium" svg:font-family="Fira Mono Medium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>
      <style:text-properties style:font-name="Fira Mono Medium" style:font-name-asian="Fira Mono Medium" style:font-name-complex="Fira Mono Medium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Fira Mono Medium" fo:font-size="14pt" style:font-size-asian="14pt" style:font-size-complex="14pt"/>
    </style:style>
    <style:style style:name="WW_CharLFO1LVL2" style:family="text">
      <style:text-properties style:font-name="Fira Mono Medium" fo:font-size="14pt" style:font-size-asian="14pt" style:font-size-complex="14pt"/>
    </style:style>
    <style:style style:name="WW_CharLFO1LVL3" style:family="text">
      <style:text-properties style:font-name="Fira Mono Medium" fo:font-size="14pt" style:font-size-asian="14pt" style:font-size-complex="14pt"/>
    </style:style>
    <style:style style:name="WW_CharLFO1LVL4" style:family="text">
      <style:text-properties style:font-name="Fira Mono Medium" fo:font-size="14pt" style:font-size-asian="14pt" style:font-size-complex="14pt"/>
    </style:style>
    <style:style style:name="WW_CharLFO1LVL5" style:family="text">
      <style:text-properties style:font-name="Fira Mono Medium" fo:font-size="14pt" style:font-size-asian="14pt" style:font-size-complex="14pt"/>
    </style:style>
    <style:style style:name="WW_CharLFO1LVL6" style:family="text">
      <style:text-properties style:font-name="Fira Mono Medium" fo:font-size="14pt" style:font-size-asian="14pt" style:font-size-complex="14pt"/>
    </style:style>
    <style:style style:name="WW_CharLFO1LVL7" style:family="text">
      <style:text-properties style:font-name="Fira Mono Medium" fo:font-size="14pt" style:font-size-asian="14pt" style:font-size-complex="14pt"/>
    </style:style>
    <style:style style:name="WW_CharLFO1LVL8" style:family="text">
      <style:text-properties style:font-name="Fira Mono Medium" fo:font-size="14pt" style:font-size-asian="14pt" style:font-size-complex="14pt"/>
    </style:style>
    <style:style style:name="WW_CharLFO1LVL9" style:family="text">
      <style:text-properties style:font-name="Fira Mono Medium"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3652in" fo:margin-left="0.5256in" fo:margin-bottom="0.3652in" fo:margin-right="0.5256in" fo:border="0.0312in double #000000" style:border-line-width="0.0104in 0.0104in 0.0104in" fo:padding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يوسف ناصر صابر بيلاطس</dc:creator>
    <meta:creation-date>2023-03-09T20:14:00Z</meta:creation-date>
    <dc:date>2023-03-31T07:56:00Z</dc:date>
    <meta:template xlink:href="Normal.dotm" xlink:type="simple"/>
    <meta:editing-cycles>2</meta:editing-cycles>
    <meta:editing-duration>PT60S</meta:editing-duration>
    <meta:document-statistic meta:page-count="1" meta:paragraph-count="1" meta:word-count="21" meta:character-count="146" meta:row-count="1" meta:non-whitespace-character-count="126"/>
  </office:meta>
</office:document-meta>
</file>